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72a8e" officeooo:paragraph-rsid="00272a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b4a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43b3b" style:font-weight-asian="normal" style:font-weight-complex="normal"/>
    </style:style>
    <style:style style:name="T8" style:family="text">
      <style:text-properties fo:font-weight="normal" officeooo:rsid="00272a8e" style:font-weight-asian="normal" style:font-weight-complex="normal"/>
    </style:style>
    <style:style style:name="T9" style:family="text">
      <style:text-properties fo:font-weight="normal" officeooo:rsid="0029b4ae" style:font-weight-asian="normal" style:font-weight-complex="normal"/>
    </style:style>
    <style:style style:name="T10" style:family="text">
      <style:text-properties fo:font-weight="normal" officeooo:rsid="002baac8" style:font-weight-asian="normal" style:font-weight-complex="normal"/>
    </style:style>
    <style:style style:name="T11" style:family="text">
      <style:text-properties fo:font-weight="normal" officeooo:rsid="002c5ddf" style:font-weight-asian="normal" style:font-weight-complex="normal"/>
    </style:style>
    <style:style style:name="T12" style:family="text">
      <style:text-properties officeooo:rsid="00272a8e"/>
    </style:style>
    <style:style style:name="T13" style:family="text">
      <style:text-properties officeooo:rsid="0029b4ae"/>
    </style:style>
    <style:style style:name="T14" style:family="text">
      <style:text-properties officeooo:rsid="002baac8"/>
    </style:style>
    <style:style style:name="T15" style:family="text">
      <style:text-properties officeooo:rsid="002c5d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3"> </text:span><text:span text:style-name="T11">No es exacta. Es homogénea</text:span><text:span text:style-name="T10"> </text:span><text:span text:style-name="T7">(</text:span><text:span text:style-name="T11">3</text:span><text:span text:style-name="T7">/10)</text:span></text:p>
      <text:p text:style-name="P9"/>
      <text:p text:style-name="P2"><text:span text:style-name="T1">Ejercicio 2:</text:span><text:span text:style-name="T3"> </text:span><text:span text:style-name="T11">Parece que está bien, pero está muy compacto y la letra es difícil de entender. Cuesta seguirlo</text:span><text:span text:style-name="T2"> </text:span><text:span text:style-name="T8">(</text:span><text:span text:style-name="T11">10</text:span><text:span text:style-name="T8">/10)</text:span><text:span text:style-name="T6">.</text:span></text:p>
      <text:p text:style-name="P11"/>
      <text:p text:style-name="P3"><text:span text:style-name="T1">Ejercicio 3:</text:span> <text:span text:style-name="T15">No se ve nada. Pero de todas formas, no parece que la identifiques como EDO de Bernouilli. Tienes primero que hacer un cambio de variable para convertirla en lineal (4/10)</text:span></text:p>
      <text:p text:style-name="P3"/>
      <text:p text:style-name="P3"><text:span text:style-name="T1">Ejercicio 4:</text:span> <text:span text:style-name="T15">Perfecto (10/10)</text:span>.</text:p>
      <text:p text:style-name="P10"/>
      <text:p text:style-name="P6"><text:span text:style-name="T1">Ejercicio 5:</text:span> <text:span text:style-name="T14">Perfecto, pero no calculas la constante de integración (8/10).</text:span></text:p>
      <text:p text:style-name="P10"/>
      <text:p text:style-name="P8"><text:span text:style-name="T1">Ejercicio 6: </text:span><text:span text:style-name="T6">Perfecto (10/10).</text:span></text:p>
      <text:p text:style-name="P10"/>
      <text:p text:style-name="P8"><text:span text:style-name="T1">Ejercicio 7:</text:span> <text:span text:style-name="T10">Perfecto </text:span><text:span text:style-name="T4">(</text:span><text:span text:style-name="T10">10</text:span><text:span text:style-name="T4">/10).</text:span></text:p>
      <text:p text:style-name="P10"/>
      <text:p text:style-name="P7"><text:span text:style-name="T1">Ejercicio 8:</text:span> <text:span text:style-name="T15">Ibas bien, has encontrado el factor integrante. Falta terminarlo (7/10).</text:span></text:p>
      <text:p text:style-name="P10"/>
      <text:p text:style-name="P7"><text:span text:style-name="T1">Ejercicio 9:</text:span> <text:span text:style-name="T13">Perfecto (10/10).</text:span></text:p>
      <text:p text:style-name="P10"/>
      <text:p text:style-name="P5"><text:span text:style-name="T1">Nota:</text:span><text:bookmark-start text:name="__DdeLink__564_3449432672"/><text:bookmark-start text:name="__DdeLink__132_2166885872"/><text:bookmark-start text:name="__DdeLink__145_1125319292"/><text:bookmark-start text:name="__DdeLink__140_3449432672"/><text:span text:style-name="T1"> </text:span><text:bookmark-start text:name="__DdeLink__154_2264463841"/><text:bookmark-start text:name="__DdeLink__116_2434581877"/><text:bookmark-start text:name="__DdeLink__95_3530221071"/><text:bookmark-start text:name="__DdeLink__103_3106149160"/><text:bookmark-start text:name="__DdeLink__231_2434581877"/><text:bookmark-start text:name="__DdeLink__127_2310371915"/><text:bookmark-start text:name="__DdeLink__714_3449432672"/><text:bookmark-start text:name="__DdeLink__159_2251390355"/><text:span text:style-name="T5">(</text:span><text:span text:style-name="T11">3 + 10 + 4 + 10 + 8 + 10 + 10 + 7 + 10</text:span><text:span text:style-name="T5">)/9</text:span><text:bookmark-end text:name="__DdeLink__564_3449432672"/><text:bookmark-end text:name="__DdeLink__145_1125319292"/><text:bookmark-end text:name="__DdeLink__140_3449432672"/><text:bookmark-end text:name="__DdeLink__154_2264463841"/><text:bookmark-end text:name="__DdeLink__116_2434581877"/><text:bookmark-end text:name="__DdeLink__95_3530221071"/><text:bookmark-end text:name="__DdeLink__103_3106149160"/><text:bookmark-end text:name="__DdeLink__231_2434581877"/><text:bookmark-end text:name="__DdeLink__127_2310371915"/><text:bookmark-end text:name="__DdeLink__714_3449432672"/><text:bookmark-end text:name="__DdeLink__159_2251390355"/><text:span text:style-name="T5">=</text:span><text:bookmark-end text:name="__DdeLink__132_2166885872"/><text:span text:style-name="T11">8</text:span><text:span text:style-name="T6"> <text:s text:c="2"/></text:span><text:span text:style-name="T10">(OJO! Todo está demasiado compacto </text:span><text:span text:style-name="T11">y desordenado</text:span><text:span text:style-name="T10">. Cuesta bastante corregirlo. Te lo digo como consejo para futuros exámenes, trabajos, etc. Por lo demás, </text:span><text:span text:style-name="T11">bastante</text:span><text:span text:style-name="T10"> bien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56:23.654034893</dc:date>
    <meta:editing-duration>PT2H42M44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42" meta:character-count="848" meta:non-whitespace-character-count="714"/>
  </office:meta>
</office:document-meta>
</file>